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paragraph-properties fo:margin-left="3cm" fo:margin-right="0cm" fo:text-indent="0cm" style:auto-text-indent="false"/>
    </style:style>
    <style:style style:name="P20" style:family="paragraph" style:parent-style-name="Standard" style:master-page-name="Index">
      <style:paragraph-properties style:page-number="auto"/>
    </style:style>
    <style:style style:name="P21" style:family="paragraph" style:parent-style-name="Standard" style:list-style-name="L3"/>
    <style:style style:name="P22" style:family="paragraph" style:parent-style-name="Text_20_body" style:list-style-name="L2"/>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Text_20_body" style:list-style-name="L7"/>
    <style:style style:name="P27" style:family="paragraph" style:parent-style-name="Heading_20_1" style:master-page-name="Standard">
      <style:paragraph-properties style:page-number="auto"/>
    </style:style>
    <style:style style:name="P28"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9"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3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font-name="Optima1" fo:font-size="10pt" style:font-size-asian="10pt" style:font-size-complex="10pt"/>
    </style:style>
    <style:style style:name="T6" style:family="text">
      <style:text-properties fo:color="#000000" style:font-name="Optima1" fo:font-size="10pt" style:font-name-asian="Tahoma4" style:font-size-asian="10pt" style:font-name-complex="Tahoma4" style:font-size-complex="10pt"/>
    </style:style>
    <style:style style:name="T7"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8" style:family="text">
      <style:text-properties style:font-name="Monaco1" fo:font-size="9pt" style:font-size-asian="9pt" style:font-size-complex="9pt"/>
    </style:style>
    <style:style style:name="T9" style:family="text">
      <style:text-properties style:text-underline-style="solid" style:text-underline-width="auto" style:text-underline-color="font-color"/>
    </style:style>
    <style:style style:name="T10" style:family="text">
      <style:text-properties fo:background-color="transparent"/>
    </style:style>
    <style:style style:name="T11" style:family="text">
      <style:text-properties style:text-underline-style="none"/>
    </style:style>
    <style:style style:name="T12"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text:p>
      <text:p text:style-name="P6">Administration Guide</text:p>
      <text:p text:style-name="P3"/>
      <text:p text:style-name="P20">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 – January 2009</text:p>
      <text:p text:style-name="P30">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 <text:s text:c="2"/><text:tab/>4</text:p>
          <text:p text:style-name="Contents_20_2">Bugs fixed in 1.8 <text:s text:c="2"/><text:tab/>4</text:p>
          <text:p text:style-name="Contents_20_1">Chapter 3<text:tab/>Introduction <text:s text:c="2"/><text:tab/>6</text:p>
          <text:p text:style-name="Contents_20_1">Chapter 4<text:tab/>Administration Tools <text:s text:c="2"/><text:tab/>8</text:p>
          <text:p text:style-name="Contents_20_2">pfcmd <text:s text:c="2"/><text:tab/>8</text:p>
          <text:p text:style-name="Contents_20_2">pfcmd_vlan <text:s text:c="2"/><text:tab/>10</text:p>
          <text:p text:style-name="Contents_20_2">Web Admin GUI <text:s text:c="2"/><text:tab/>12</text:p>
          <text:p text:style-name="Contents_20_1">Chapter 5<text:tab/>VLAN isolation <text:s text:c="3"/><text:tab/>13</text:p>
          <text:p text:style-name="Contents_20_2">Introduction <text:s text:c="2"/><text:tab/>13</text:p>
          <text:p text:style-name="Contents_20_2">Supported Switches <text:s text:c="2"/><text:tab/>15</text:p>
          <text:p text:style-name="Contents_20_2">Command-Line Interface: Telnet and SSH <text:s text:c="2"/><text:tab/>16</text:p>
          <text:p text:style-name="Contents_20_2">SNMP v1, v2c and v3 <text:s text:c="2"/><text:tab/>16</text:p>
          <text:p text:style-name="Contents_20_2">Switch Configuration <text:s text:c="2"/><text:tab/>18</text:p>
          <text:p text:style-name="Contents_20_1">Chapter 6<text:tab/>Blocking malicious activities with violations <text:s text:c="2"/><text:tab/>30</text:p>
          <text:p text:style-name="Contents_20_1">Chapter 7<text:tab/>Integration with wireless networks <text:s text:c="2"/><text:tab/>33</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Service startup using Heartbeat <text:s text:c="2"/><text:tab/>42</text:p>
          <text:p text:style-name="Contents_20_1">Chapter 10<text:tab/>Frequently Asked Questions <text:s text:c="2"/><text:tab/>43</text:p>
          <text:p text:style-name="Contents_20_2"><text:soft-page-break/>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6</text:p>
          <text:p text:style-name="Contents_20_2">Oinkmaster <text:s text:c="2"/><text:tab/>46</text:p>
          <text:p text:style-name="Contents_20_1">Chapter 12<text:tab/>Appendix A: Database Schema <text:s text:c="2"/><text:tab/>47</text:p>
          <text:p text:style-name="Contents_20_1">Chapter 13<text:tab/>Appendix B: Configuration parameter reference <text:s text:c="2"/><text:tab/>48</text:p>
          <text:p text:style-name="Contents_20_1">Chapter 14<text:tab/>Additional Information <text:s text:c="2"/><text:tab/>68</text:p>
          <text:p text:style-name="Contents_20_1">Chapter 15<text:tab/>Commercial Support and Contact Information <text:s text:c="2"/><text:tab/>69</text:p>
          <text:p text:style-name="Contents_20_1">Chapter 16<text:tab/>GNU Free Documentation License <text:s text:c="2"/><text:tab/>70</text:p>
        </text:index-body>
      </text:table-of-content>
      <text:p text:style-name="Standard"/>
      <text:list xml:id="list1733279491" text:style-name="Outline">
        <text:list-item>
          <text:h text:style-name="P27"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 of PacketFence.</text:p>
      <text:p text:style-name="Standard">The latest version of this guide is available at <text:a xlink:type="simple" xlink:href="http://www.packetfence.org/download/documentation.html">http://www.packetfence.org/download/documentation.html</text:a></text:p>
      <text:list xml:id="list2121113771"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064622383" text:continue-numbering="true" text:style-name="Outline">
        <text:list-item>
          <text:list>
            <text:list-item>
              <text:h text:style-name="Heading_20_2" text:outline-level="2">New features in 1.8</text:h>
            </text:list-item>
          </text:list>
        </text:list-item>
      </text:list>
      <text:p text:style-name="Standard">See <text:span text:style-name="Code_20__28_inline_29_">/usr/local/pf/CHANGES</text:span> file for a complete list.</text:p>
      <text:p text:style-name="Text_20_body"/>
      <text:p text:style-name="P12">❏<text:tab/>Removed database connection parameters from switches.conf and keep those in pf.conf</text:p>
      <text:p text:style-name="P12">❏<text:tab/>Removed iptables manipulations with VLAN isolation</text:p>
      <text:p text:style-name="P12">❏<text:tab/>Added support for SSH CLI Session on Cisco switches</text:p>
      <text:p text:style-name="P12">❏<text:tab/>Removed mail_xxx parameters from switches.conf and use those from the [alerting] section in pf.conf</text:p>
      <text:p text:style-name="P12">❏<text:tab/>Added a syntax validation of each switch definition in switches.conf</text:p>
      <text:p text:style-name="P12">❏<text:tab/>Added more pages to registration process in order to ease customization</text:p>
      <text:p text:style-name="P12">❏<text:tab/>Unified log management (Log::Log4perl)</text:p>
      <text:p text:style-name="P12">❏<text:tab/>Support for SSH CLI sessions on Cisco switches</text:p>
      <text:p text:style-name="P12">❏<text:tab/>Support for SNMPv3</text:p>
      <text:p text:style-name="P12">❏<text:tab/>Traplog reports</text:p>
      <text:p text:style-name="P12"/>
      <text:p text:style-name="P12"/>
      <text:p text:style-name="Standard"/>
      <text:list xml:id="list2156141410" text:continue-numbering="true" text:style-name="Outline">
        <text:list-item>
          <text:list>
            <text:list-item>
              <text:h text:style-name="Heading_20_2" text:outline-level="2">Bugs fixed in 1.8</text:h>
            </text:list-item>
          </text:list>
        </text:list-item>
      </text:list>
      <text:p text:style-name="Standard">See <text:span text:style-name="Code_20__28_inline_29_">/usr/local/pf/CHANGES</text:span> file for a complete list.</text:p>
      <text:p text:style-name="Text_20_body"/>
      <text:p text:style-name="P12">❏<text:tab/>#384: All log statements do not contain thread and process ID</text:p>
      <text:p text:style-name="P12"><text:soft-page-break/>❏<text:tab/>#142: “Service packetfence status” works only if mysql is running</text:p>
      <text:p text:style-name="P12">❏<text:tab/>#385: The Web interface supports MAC addresses in several different formats: 0a:0a:0a:0a:0a:0a 0a-0a-0a-0a-0a-0a and 0a0a.0a0a.0a0a</text:p>
      <text:p text:style-name="P12">❏<text:tab/>#387: arp.listendevice is not documented !</text:p>
      <text:p text:style-name="P12">❏<text:tab/>#405: arp.listendevice is not defined in pf.conf</text:p>
      <text:p text:style-name="P12">❏<text:tab/>#407: getMacAddr (Cisco.pm) does not work with port-security</text:p>
      <text:p text:style-name="P12">❏<text:tab/>#395: unregistered devices with open violations are not isolated and stay in Registration VLAN</text:p>
      <text:p text:style-name="P12">❏<text:tab/>#510: violation edit and MAC</text:p>
      <text:p text:style-name="P12">❏<text:tab/>#512: compatibility with Config::IniFiles 2.45</text:p>
      <text:p text:style-name="P12">❏<text:tab/>#514: node edit and DHCP fingerprint</text:p>
      <text:p text:style-name="P12">❏<text:tab/>#516: admin GUI and HTML compliance</text:p>
      <text:p text:style-name="P12">❏<text:tab/>#517: readline() on closed filehandle in schedule.pm</text:p>
      <text:p text:style-name="P12">❏<text:tab/>#519: lookup_person.pl =&gt; unquoted string</text:p>
      <text:p text:style-name="P12">❏<text:tab/>#521: lookup_node.pl =&gt; argument isn't numeric</text:p>
      <text:p text:style-name="P12"/>
      <text:list xml:id="list1361951178"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6">❏<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6">❏<text:tab/></text:span><text:span text:style-name="T3">D</text:span><text:span text:style-name="T6">etection of abnormal network activities (computer virus, worms, spyware, etc.) including from remote </text:span><text:a xlink:type="simple" xlink:href="http://www.snort.org/"><text:span text:style-name="T7">Snort</text:span></text:a><text:span text:style-name="T6">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6">❏<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6">❏<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6">❏<text:tab/></text:span><text:span text:style-name="T3">Three different trapping mechanisms: ARP, DHCP and VLAN.</text:span></text:p>
      <text:list xml:id="list1568427895" text:style-name="L1">
        <text:list-item>
          <text:p text:style-name="P28"><text:s/>ARP allows to much more control over policy violations, but requires that PacketFence has a local interface to all networks (must sit in front of the router).</text:p>
        </text:list-item>
        <text:list-item>
          <text:p text:style-name="P29"><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8"><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6">❏<text:tab/>802.1X support through a </text:span><text:a xlink:type="simple" xlink:href="http://www.freeradius.org/"><text:span text:style-name="T7">FreeRADIUS</text:span></text:a><text:span text:style-name="T6"> module</text:span></text:p>
      <text:p text:style-name="P8"><text:span text:style-name="T6">❏<text:tab/>Wireless integration with </text:span><text:a xlink:type="simple" xlink:href="http://www.freeradius.org/"><text:span text:style-name="T7">FreeRADIUS</text:span></text:a><text:span text:style-name="T6">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2165071706" text:continue-list="list1361951178"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19">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129580760"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840726626"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529822355"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6">❏<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6">❏<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6">❏<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9">we strongly recommend to use it rather than </text:span><text:span text:style-name="T9">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782431387"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3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3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3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5">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Table_20_Contents"/>
          </table:table-cell>
          <table:table-cell table:style-name="Table1.A8" office:value-type="string">
            <text:p text:style-name="Table_20_Contents">Controller 4400</text:p>
          </table:table-cell>
          <table:table-cell table:style-name="Table1.A8" office:value-type="string">
            <text:p text:style-name="Table_20_Contents">Cisco::Controller_4400_4_2_13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
      <text:p text:style-name="P2"/>
      <text:list xml:id="list1807262092"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377609862"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407106535"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52477926" text:style-name="L2">
        <text:list-item>
          <text:p text:style-name="P22">linkUp/linkDown</text:p>
        </text:list-item>
      </text:list>
      <text:p text:style-name="Text_20_body">Don't forget to update the startup config !</text:p>
      <text:p text:style-name="Text_20_body"/>
      <text:list xml:id="list88967189" text:continue-list="list407106535"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355259997" text:continue-list="list52477926" text:style-name="L2">
        <text:list-item>
          <text:p text:style-name="P22"><text:soft-page-break/>linkUp/linkDown</text:p>
        </text:list-item>
        <text:list-item>
          <text:p text:style-name="P22">MAC Notification</text:p>
        </text:list-item>
        <text:list-item>
          <text:p text:style-name="P22">Port Security (with static MACs)</text:p>
        </text:list-item>
      </text:list>
      <text:p text:style-name="Text_20_body"><text:span text:style-name="T9">Enable either linkUp/linkDown and MAC notification together or Port Security only (When possible, we recommend Port Security)</text:span><text:span text:style-name="T11">, see below for details.</text:span></text:p>
      <text:p text:style-name="Text_20_body">Don't forget to update the startup config !</text:p>
      <text:p text:style-name="Text_20_body"/>
      <text:list xml:id="list582563705" text:continue-list="list88967189"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9">no VoIP</text:span>:</text:p>
      <text:p text:style-name="Code">switchport mode access</text:p>
      <text:p text:style-name="Code">switchport access vlan 4</text:p>
      <text:p text:style-name="Code">snmp trap mac-notification added</text:p>
      <text:p text:style-name="List">❏<text:tab/>On each interface with <text:span text:style-name="T9">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502576048"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474787871"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590332078" text:continue-list="list355259997" text:style-name="L2">
        <text:list-item>
          <text:p text:style-name="P22">linkUp/linkDown</text:p>
        </text:list-item>
        <text:list-item>
          <text:p text:style-name="P22">MAC Notification</text:p>
        </text:list-item>
      </text:list>
      <text:p text:style-name="Text_20_body"><text:span text:style-name="T9">We recommend to enable linkUp/linkDown and MAC notification together</text:span><text:span text:style-name="T11">.</text:span></text:p>
      <text:p text:style-name="Text_20_body">Don't forget to update the startup config !</text:p>
      <text:p text:style-name="Text_20_body"/>
      <text:list xml:id="list862097170" text:continue-list="list474787871"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2074786314" text:continue-list="list1590332078" text:style-name="L2">
        <text:list-item>
          <text:p text:style-name="P22">linkUp/linkDown</text:p>
        </text:list-item>
      </text:list>
      <text:p text:style-name="Text_20_body">Don't forget to update the startup config !</text:p>
      <text:p text:style-name="Heading_20_3"/>
      <text:list xml:id="list1973935845" text:continue-list="list862097170"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1344700845" text:continue-list="list2074786314" text:style-name="L2">
        <text:list-item>
          <text:p text:style-name="P22">linkUp/linkDown</text:p>
        </text:list-item>
        <text:list-item>
          <text:p text:style-name="P22">MAC Locking (Port Security with static MACs)</text:p>
        </text:list-item>
      </text:list>
      <text:p text:style-name="Text_20_body"><text:span text:style-name="T9">We recommend to enable enable MAC locking only</text:span><text:span text:style-name="T11">.</text:span></text:p>
      <text:p text:style-name="Text_20_body">Don't forget to update the startup config !</text:p>
      <text:p text:style-name="Text_20_body"/>
      <text:list xml:id="list2149017320" text:continue-list="list1973935845"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886454780" text:continue-list="list1344700845" text:style-name="L2">
        <text:list-item>
          <text:p text:style-name="P22">linkUp/linkDown</text:p>
        </text:list-item>
        <text:list-item>
          <text:p text:style-name="P22">Port Security (with static MACs)</text:p>
        </text:list-item>
      </text:list>
      <text:p text:style-name="Text_20_body"><text:span text:style-name="T9">We recommend to enable enable Port Security only</text:span><text:span text:style-name="T11">.</text:span></text:p>
      <text:p text:style-name="Text_20_body">Don't forget to update the startup config !</text:p>
      <text:p text:style-name="Text_20_body"/>
      <text:list xml:id="list2076739585" text:continue-list="list2149017320"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442823190"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230850261"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070181509"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1890389502" text:continue-list="list1886454780" text:style-name="L2">
        <text:list-item>
          <text:p text:style-name="P22">linkUp/linkDown</text:p>
        </text:list-item>
      </text:list>
      <text:p text:style-name="Text_20_body">Don't forget to update the startup config !</text:p>
      <text:p text:style-name="Heading_20_3"/>
      <text:list xml:id="list1635619182" text:continue-list="list2070181509"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1793243060" text:continue-list="list1890389502" text:style-name="L2">
        <text:list-item>
          <text:p text:style-name="P22">Mac Security</text:p>
        </text:list-item>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982940208" text:continue-list="list1635619182"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1564195918"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825803685" text:continue-numbering="true"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6">❏<text:tab/></text:span><text:span text:style-name="Code_20__28_inline_29_">[1234]</text:span>: violation ID. Any integer except 1200000-120099 which is reserved for required administration violations.</text:p>
      <text:p text:style-name="List"><text:span text:style-name="T6">❏<text:tab/></text:span><text:span text:style-name="Code_20__28_inline_29_">desc</text:span>: single line description of violation</text:p>
      <text:p text:style-name="List"><text:span text:style-name="T6">❏<text:tab/></text:span><text:span text:style-name="Code_20__28_inline_29_">priority</text:span>: range 1-10, with 1 the higest priority and 10 the lowest. Higher priority violations will be addressed first if a host has more than one.</text:p>
      <text:p text:style-name="List"><text:span text:style-name="T6">❏<text:tab/></text:span><text:span text:style-name="Code_20__28_inline_29_">url</text:span>: HTML URL the host will be redirected to while in violation. </text:p>
      <text:p text:style-name="List"><text:span text:style-name="T6">❏<text:tab/></text:span><text:span text:style-name="T8">disable</text:span>: if disable is set to 'Y', this violation is disabled and no additional violations of this type will be added.</text:p>
      <text:p text:style-name="List"><text:span text:style-name="T6">❏<text:tab/></text:span><text:span text:style-name="T8">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6">❏<text:tab/></text:span><text:span text:style-name="T8">actions</text:span>: this is the list of actions that will be executed on a violation addition. The actions can be:</text:p>
      <text:list xml:id="list1374820598" text:style-name="L3">
        <text:list-item>
          <text:p text:style-name="P21"><text:span text:style-name="T8">log</text:span>: log a message to the file specified in <text:span text:style-name="T8">[alerting].log</text:span></text:p>
        </text:list-item>
        <text:list-item>
          <text:p text:style-name="P21"><text:span text:style-name="T8">email</text:span>: email the address specified in <text:span text:style-name="T8">[alerting].emailaddr</text:span>, using <text:span text:style-name="T8">[alerting].smtpserver</text:span>. Multiple emailaddr can be sperated by comma.</text:p>
        </text:list-item>
        <text:list-item>
          <text:p text:style-name="P21"><text:span text:style-name="T8">trap</text:span>: isolate the host and place them in violation. It opens a violation and leaves it open. If trap is not there, a violation is opened and then automatically closed</text:p>
        </text:list-item>
        <text:list-item>
          <text:p text:style-name="P21"><text:span text:style-name="T8">winpopup</text:span>: send a windows popup message. You need to configure <text:span text:style-name="T8">[alerting].winserver</text:span>, <text:span text:style-name="T8">[alerting].netbiosname</text:span> in <text:span text:style-name="T1">pf.conf</text:span> when using this option</text:p>
        </text:list-item>
        <text:list-item>
          <text:p text:style-name="P21"><text:span text:style-name="T8">external: e</text:span>xecute an external command, specified in <text:span text:style-name="T8">[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0">local.rules,bleeding-attack_response.rules,bleeding-exploit.rules,bleeding-p2p.rules,bleeding-scan.rules,bleeding-virus.rules</text:span></text:p>
      <text:p text:style-name="List"><text:span text:style-name="T6">❏<text:tab/></text:span><text:span text:style-name="T8">max_enable</text:span>: number of times a host will be able to try and self remediate before they are locked out and have to call the help desk. This is useful for users who just 'click through' violation pages.</text:p>
      <text:p text:style-name="List"><text:span text:style-name="T6">❏<text:tab/></text:span><text:span text:style-name="T8">auto_enable</text:span>: specifies if a host can self remediate the violation (enable network button) or if they can not and must call the help desk.</text:p>
      <text:p text:style-name="List"><text:span text:style-name="T6">❏<text:tab/></text:span><text:span text:style-name="T8">grace</text:span>: number of minutes before the violation can reoccur. This is useful to allow hosts time (in the example 2 minutes) to download tools to fix their issue, or shutoff their peer-to-peer application.</text:p>
      <text:p text:style-name="List"><text:span text:style-name="T6">❏<text:tab/></text:span><text:span text:style-name="T8">button_text</text:span>: text displayed on the violation form to hosts.</text:p>
      <text:p text:style-name="List"><text:span text:style-name="T6">❏<text:tab/></text:span><text:span text:style-name="T8">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621034598" text:continue-list="list1825803685" text:style-name="Outline">
        <text:list-item>
          <text:h text:style-name="Heading_20_1" text:outline-level="1">Integration with wireless networks</text:h>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1679846099" text:style-name="L4">
        <text:list-item>
          <text:p text:style-name="P23">several SSIDs with several VLANs inside each SSID</text:p>
        </text:list-item>
        <text:list-item>
          <text:p text:style-name="P23">authentication against a RADIUS server</text:p>
        </text:list-item>
        <text:list-item>
          <text:p text:style-name="P23">dynamic VLAN assignment (through RADIUS attributes)</text:p>
        </text:list-item>
        <text:list-item>
          <text:p text:style-name="P23">SNMP deauthentication traps</text:p>
        </text:list-item>
        <text:list-item>
          <text:p text:style-name="P23">the deauthentication of an associated station</text:p>
        </text:list-item>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 text:c="2"/>bridge-group 253 spanning-disabled</text:p>
      <text:p text:style-name="Code">interface Dot11Radio0.2</text:p>
      <text:p text:style-name="Code"><text:s text:c="2"/>encapsulation dot1Q 2</text:p>
      <text:p text:style-name="Code"><text:s text:c="2"/>no ip route-cache</text:p>
      <text:p text:style-name="Code"><text:soft-page-break/><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oft-page-break/><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oft-page-break/><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690296952" text:continue-list="list621034598"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Bleeding Snort ruleset as the basis of it's Snort-based detection. The ruleset consists of several hundred rules, most of which you may decide you do not need. We recommend using a tool such as Oinkmaster to keep your rules slim and trim. I sample oinkmaster.conf file is included with PacketFence.</text:p>
      <text:list xml:id="list846543956"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
      <text:list xml:id="list517439903"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1183495804" text:continue-numbering="true" text:style-name="Outline">
        <text:list-item>
          <text:list>
            <text:list-item>
              <text:h text:style-name="Heading_20_2" text:outline-level="2">Database</text:h>
            </text:list-item>
          </text:list>
        </text:list-item>
      </text:list>
      <text:list xml:id="list52492370"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752772100" text:continue-list="list1183495804"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746853009"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48938334"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617580906" text:style-name="L6">
        <text:list-item>
          <text:list>
            <text:list-item>
              <text:p text:style-name="P25">Identifier</text:p>
            </text:list-item>
            <text:list-item>
              <text:p text:style-name="P25">Notes</text:p>
            </text:list-item>
          </text:list>
        </text:list-item>
      </text:list>
      <text:p text:style-name="Text_20_body"><text:soft-page-break/>Click on the Add button to save it</text:p>
      <text:list xml:id="list1900159170" text:continue-list="list48938334"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1533413355" text:style-name="L7">
        <text:list-item>
          <text:p text:style-name="P26">ip: switch IP address </text:p>
        </text:list-item>
        <text:list-item>
          <text:p text:style-name="P26">mode </text:p>
          <text:list>
            <text:list-item>
              <text:p text:style-name="P26">testing: pfsetvlan writes in the log files what it would normally do, but it doesn't react on the traps, it does not change any VLAN.</text:p>
            </text:list-item>
            <text:list-item>
              <text:p text:style-name="P26">registration: pfsetvlan automatically register all MAC addresses seen on the switch ports. As in testing mode, no VLAN changes are done.</text:p>
            </text:list-item>
            <text:list-item>
              <text:p text:style-name="P26">production: this is the regular working mode; pfsetvlan sends the SNMP writes to change the VLAN on the switch ports.</text:p>
              <text:p text:style-name="P26"><text:span text:style-name="T9">CAUTION</text:span>: <text:span text:style-name="T12">If [trapping.testing] (see pf.conf) is enabled, PacketFence will consider that all the switches are in test whatever the working mode is !</text:span></text:p>
            </text:list-item>
          </text:list>
        </text:list-item>
        <text:list-item>
          <text:p text:style-name="P26">uplink: list of ports that are NOT managed by PacketFence. All uplink ports must be defined here! </text:p>
          <text:list>
            <text:list-item>
              <text:p text:style-name="P26">Dynamic (defaut): PF queries the switch using CDP (Cisco only !!) to get the uplinks</text:p>
            </text:list-item>
            <text:list-item>
              <text:p text:style-name="P26">1,2,10001,10002,... : uplink list <text:s/>if a hub is plugged in a port, this port must be declared as uplink !!! </text:p>
            </text:list-item>
          </text:list>
        </text:list-item>
        <text:list-item>
          <text:p text:style-name="P26">type: switch type. Could be for example: </text:p>
          <text:list>
            <text:list-item>
              <text:p text:style-name="P26">Cisco::Catalyst_2900XL</text:p>
            </text:list-item>
            <text:list-item>
              <text:p text:style-name="P26">Cisco::Catalyst_2950</text:p>
            </text:list-item>
            <text:list-item>
              <text:p text:style-name="P26">Cisco::Catalyst_2960</text:p>
            </text:list-item>
            <text:list-item>
              <text:p text:style-name="P26">Cisco::Catalyst_2970</text:p>
            </text:list-item>
            <text:list-item>
              <text:p text:style-name="P26">Cisco::Catalyst_3500XL</text:p>
            </text:list-item>
            <text:list-item>
              <text:p text:style-name="P26">Cisco::Catalyst_3550</text:p>
            </text:list-item>
            <text:list-item>
              <text:p text:style-name="P26">Cisco::Catalyst_3560</text:p>
            </text:list-item>
          </text:list>
        </text:list-item>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478188439" text:continue-list="list1900159170" text:style-name="Outline">
        <text:list-item>
          <text:h text:style-name="Heading_20_1" text:outline-level="1">Additional Softwares</text:h>
        </text:list-item>
      </text:list>
      <text:p text:style-name="Standard"/>
      <text:list xml:id="list761619985"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list xml:id="list1276884561"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527065042"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contrib/oinkmaster.conf</text:span></text:p>
      <text:list xml:id="list1891933452"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814983068"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ext</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ext</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ext</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 <text:s/>Passthroughs are created to allow DHCP transactions from even "trapped" nodes. (default: 127.0.0.1)</text:p>
      <text:p text:style-name="Standard"/>
      <text:p text:style-name="Standard">[general.dnsservers]</text:p>
      <text:p text:style-name="Standard">type: text</text:p>
      <text:p text:style-name="Text_20_body">description: Comma-delimited list of DNS servers. <text:s/>Passthroughs are created to allow queries to these servers from even "trapped" nodes. (default: 127.0.0.1)</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text</text:p>
      <text:p text:style-name="Standard">description: Locale used for message translation (default: en_US)</text:p>
      <text:p text:style-name="Standard"/>
      <text:p text:style-name="Standard">[general.logo]</text:p>
      <text:p text:style-name="Standard">type: text</text:p>
      <text:p text:style-name="Standard">description: Logo displayed on web pages.</text:p>
      <text:p text:style-name="Standard"/>
      <text:p text:style-name="Heading_20_3">Interface</text:p>
      <text:p text:style-name="Standard">[interface.authorizedips]</text:p>
      <text:p text:style-name="Standard">type: text</text:p>
      <text:p text:style-name="Text_20_body"><text:soft-page-break/>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text:soft-page-break/>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ext:soft-page-break/>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ext:soft-page-break/>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8">&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text:soft-page-break/></text:p>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8">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text:p>
      <text:p text:style-name="Standard"/>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text:soft-page-break/></text:p>
      <text:p text:style-name="Standard">[registration.skip_deadline]</text:p>
      <text:p text:style-name="Standard">type: date</text:p>
      <text:p text:style-name="Text_20_body">description: If <text:span text:style-name="T8">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8">window=2w</text:span> and <text:span text:style-name="T8">reminder=1d</text:span>, a user will be allowed to skip for two weeks but will be re-prompted every day. (default: 1d)</text:p>
      <text:p text:style-name="Standard"/>
      <text:p text:style-name="Standard">[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text:soft-page-break/></text:p>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Standard"/>
      <text:p text:style-name="Standard">[scan.pass]</text:p>
      <text:p text:style-name="Standard">type: text</text:p>
      <text:p text:style-name="Text_20_body">description: Password to log into nessus server with. (default: packet)</text:p>
      <text:p text:style-name="Standard"/>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text:soft-page-break/></text:p>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text:soft-page-break/>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8">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8">pfcmd service pf watch</text:span>' restart PacketFence when services are not running</text:p>
      <text:p text:style-name="Standard"/>
      <text:p text:style-name="Heading_20_3"><text:soft-page-break/>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text:soft-page-break/>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text:soft-page-break/>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text:soft-page-break/></text:p>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
      <text:p text:style-name="Standard">[vlan.nbtrapparserthreads]</text:p>
      <text:p text:style-name="Standard">type: text</text:p>
      <text:p text:style-name="Standard">description: Number of trap parser threads pfsetvlan should start. (default: 5)</text:p>
      <text:p text:style-name="Standard"/>
      <text:list xml:id="list1295034674"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633336359"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1287563967"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list-style-name="Outline"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2">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list-style-name="Outline" style:class="text" style:default-outline-level="4">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meta:creation-date>2008-07-16T16:03:33</meta:creation-date>
    <dc:date>2009-02-12T07:27:07</dc:date>
    <meta:editing-cycles>580</meta:editing-cycles>
    <meta:editing-duration>PT296H50M16S</meta:editing-duration>
    <meta:document-statistic meta:table-count="1" meta:image-count="5" meta:object-count="0" meta:page-count="72" meta:paragraph-count="1186" meta:word-count="9543" meta:character-count="67292"/>
    <meta:user-defined meta:name="Info 1"/>
    <meta:user-defined meta:name="Info 2"/>
    <meta:user-defined meta:name="Info 3"/>
    <meta:user-defined meta:name="Info 4"/>
  </office:meta>
</office:document-meta>
</file>